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2228in" loext:contextual-spacing="false" style:line-height-at-least="0.389in"/>
    </style:style>
    <style:style style:name="P2" style:family="paragraph" style:parent-style-name="Standard">
      <style:paragraph-properties fo:margin-top="0in" fo:margin-bottom="0.1665in" loext:contextual-spacing="false" style:line-height-at-least="0.1945in"/>
    </style:style>
    <style:style style:name="P3" style:family="paragraph" style:parent-style-name="Standard" style:master-page-name="Standard">
      <style:paragraph-properties style:line-height-at-least="0.1945in" style:page-number="auto"/>
      <style:text-properties fo:color="#000000" style:text-outline="false" style:font-name="Times-Roman" fo:font-size="12pt" fo:letter-spacing="normal" style:letter-kerning="false" style:font-size-asian="12pt"/>
    </style:style>
    <style:style style:name="P4" style:family="paragraph" style:parent-style-name="Standard">
      <style:paragraph-properties fo:margin-top="0in" fo:margin-bottom="0.2228in" loext:contextual-spacing="false" style:line-height-at-least="0.389in"/>
      <style:text-properties fo:color="#000000" style:text-outline="false" style:font-name="Times-Roman" fo:font-size="24pt" fo:letter-spacing="normal" fo:font-weight="bold" style:letter-kerning="false" style:font-size-asian="24pt" style:font-weight-asian="bold"/>
    </style:style>
    <style:style style:name="P5" style:family="paragraph" style:parent-style-name="Standard">
      <style:paragraph-properties fo:margin-top="0in" fo:margin-bottom="0.1665in" loext:contextual-spacing="false" style:line-height-at-least="0.1945in"/>
      <style:text-properties fo:color="#000000" style:text-outline="false" style:font-name="Times-Roman" fo:font-size="12pt" fo:letter-spacing="normal" fo:font-weight="normal" style:letter-kerning="false" style:font-size-asian="12pt" style:font-weight-asian="normal"/>
    </style:style>
    <style:style style:name="P6" style:family="paragraph" style:parent-style-name="Standard" style:list-style-name="WWNum1">
      <style:paragraph-properties fo:margin-left="0.5in" fo:margin-right="0in" style:line-height-at-least="0.1945in" fo:text-indent="-0.5in" style:auto-text-indent="false">
        <style:tab-stops>
          <style:tab-stop style:position="0.1528in"/>
          <style:tab-stop style:position="0.5in"/>
        </style:tab-stops>
      </style:paragraph-properties>
    </style:style>
    <style:style style:name="P7" style:family="paragraph" style:parent-style-name="Standard">
      <style:paragraph-properties fo:margin-top="0in" fo:margin-bottom="0.2071in" loext:contextual-spacing="false" style:line-height-at-least="0.3055in"/>
      <style:text-properties fo:color="#000000" style:text-outline="false" style:font-name="Times-Roman" fo:font-size="18pt" fo:letter-spacing="normal" fo:font-weight="bold" style:letter-kerning="false" style:font-size-asian="18pt" style:font-weight-asian="bold"/>
    </style:style>
    <style:style style:name="P8" style:family="paragraph" style:parent-style-name="Standard">
      <style:paragraph-properties fo:margin-top="0in" fo:margin-bottom="0.2071in" loext:contextual-spacing="false" style:line-height-at-least="0.3055in"/>
      <style:text-properties fo:color="#000000" style:text-outline="false" style:font-name="Times-Roman" fo:font-size="18pt" fo:letter-spacing="normal" fo:font-style="normal" fo:font-weight="bold" style:letter-kerning="false" style:font-size-asian="18pt" style:font-style-asian="normal" style:font-weight-asian="bold"/>
    </style:style>
    <style:style style:name="T1" style:family="text">
      <style:text-properties fo:color="#000000" style:text-outline="false" style:font-name="Times-Roman" fo:font-size="12pt" fo:letter-spacing="normal" fo:font-weight="normal" style:letter-kerning="false" style:font-size-asian="12pt" style:font-weight-asian="normal"/>
    </style:style>
    <style:style style:name="T2" style:family="text">
      <style:text-properties fo:color="#000000" style:text-outline="false" style:font-name="Times-Roman" fo:font-size="12pt" fo:letter-spacing="normal" fo:font-weight="normal" officeooo:rsid="0009257c" style:letter-kerning="false" style:font-size-asian="12pt" style:font-weight-asian="normal"/>
    </style:style>
    <style:style style:name="T3" style:family="text">
      <style:text-properties fo:color="#000000" style:text-outline="false" style:font-name="Times-Roman" fo:font-size="12pt" fo:letter-spacing="normal" fo:font-weight="bold" style:letter-kerning="false" style:font-size-asian="12pt" style:font-weight-asian="bold"/>
    </style:style>
    <style:style style:name="T4" style:family="text">
      <style:text-properties fo:color="#000000" style:text-outline="false" style:font-name="Times-Roman" fo:font-size="12pt" fo:letter-spacing="normal" fo:font-style="italic" fo:font-weight="normal" style:letter-kerning="false" style:font-size-asian="12pt" style:font-style-asian="italic" style:font-weight-asian="normal"/>
    </style:style>
    <style:style style:name="T5" style:family="text">
      <style:text-properties fo:color="#000000" style:text-outline="false" style:font-name="Times-Roman" fo:font-size="12pt" fo:letter-spacing="normal" fo:font-style="normal" fo:font-weight="normal" style:letter-kerning="false" style:font-size-asian="12pt" style:font-style-asian="normal" style:font-weight-asian="normal"/>
    </style:style>
    <style:style style:name="T6" style:family="text">
      <style:text-properties fo:color="#000000" style:text-outline="false" style:font-name="Symbol" fo:font-size="12pt" fo:letter-spacing="normal" fo:font-style="normal" fo:font-weight="normal" style:letter-kerning="false" style:font-size-asian="12pt" style:font-style-asian="normal" style:font-weight-asian="normal"/>
    </style:style>
    <style:style style:name="T7" style:family="text">
      <style:text-properties fo:color="#0000e9" style:text-outline="false" style:font-name="Times-Roman" fo:font-size="12pt" fo:letter-spacing="normal" style:text-underline-style="solid" style:text-underline-width="auto" style:text-underline-color="font-color" fo:font-weight="normal" style:letter-kerning="false" style:font-size-asian="12pt" style:font-weight-asian="normal"/>
    </style:style>
    <style:style style:name="T8" style:family="text">
      <style:text-properties fo:color="#0000e9" style:text-outline="false" style:font-name="Times-Roman" fo:font-size="12pt" fo:letter-spacing="normal" fo:font-style="normal" style:text-underline-style="solid" style:text-underline-width="auto" style:text-underline-color="font-color" fo:font-weight="normal" style:letter-kerning="false" style:font-size-asian="12pt" style:font-style-asian="normal" style:font-weight-asian="normal"/>
    </style:style>
    <style:style style:name="T9" style:family="text">
      <style:text-properties fo:color="#0000e9" style:text-outline="false" style:text-position="super 58%" style:font-name="Times-Roman" fo:font-size="10pt" fo:letter-spacing="normal" style:text-underline-style="solid" style:text-underline-width="auto" style:text-underline-color="font-color" fo:font-weight="normal" style:letter-kerning="false" style:font-size-asian="10pt"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Chaco Boreal</text:p>
      <text:p text:style-name="P1"><text:span text:style-name="T1">El </text:span><text:span text:style-name="T3">Chaco Boreal</text:span><text:span text:style-name="T1"> es la zona más septentrional del </text:span><text:a xlink:type="simple" xlink:href="https://es.wikipedia.org/wiki/Gran_Chaco" text:style-name="Internet_20_link" text:visited-style-name="Visited_20_Internet_20_Link"><text:span text:style-name="T7">Gran Chaco</text:span></text:a><text:span text:style-name="T1">. </text:span></text:p>
      <text:p text:style-name="P2"><text:span text:style-name="T1">Sus límites por el norte son difusos, señalables aproximadamente por el paralelo 16°S (un criterio muy usado para dar los límites septentrionales del Chaco Boreal es la divisoria de aguas: el lado correspondiente a la </text:span><text:a xlink:type="simple" xlink:href="https://es.wikipedia.org/wiki/Cuenca_del_Plata" text:style-name="Internet_20_link" text:visited-style-name="Visited_20_Internet_20_Link"><text:span text:style-name="T7">Cuenca del Plata</text:span></text:a><text:span text:style-name="T1"> se considera chaqueño, el lado correspondiente a la cuenca del Amazonas se considera amazónico pero tal criterio si bien tiene la ventaja de dar un deslindado bastante perceptible, adolece de imprecisiones ecológicas ya que al norte de los límites de la cuenca del Amazonas se prolongan extensiones de </text:span><text:a xlink:type="simple" xlink:href="https://es.wikipedia.org/wiki/Bioma" text:style-name="Internet_20_link" text:visited-style-name="Visited_20_Internet_20_Link"><text:span text:style-name="T7">biomas</text:span></text:a><text:span text:style-name="T1"> indiscutiblemente chaqueños). Su límite meridional está dado por el río </text:span><text:a xlink:type="simple" xlink:href="https://es.wikipedia.org/wiki/Pilcomayo" text:style-name="Internet_20_link" text:visited-style-name="Visited_20_Internet_20_Link"><text:span text:style-name="T7">Pilcomayo</text:span></text:a><text:span text:style-name="T1"> (o Araguay), sus límites orientales se ubican a lo largo del </text:span><text:a xlink:type="simple" xlink:href="https://es.wikipedia.org/wiki/Río_Paraguay" text:style-name="Internet_20_link" text:visited-style-name="Visited_20_Internet_20_Link"><text:span text:style-name="T7">río Paraguay</text:span></text:a><text:span text:style-name="T1"> y el </text:span><text:a xlink:type="simple" xlink:href="https://es.wikipedia.org/wiki/Gran_Pantanal" text:style-name="Internet_20_link" text:visited-style-name="Visited_20_Internet_20_Link"><text:span text:style-name="T7">Gran Pantanal</text:span></text:a><text:span text:style-name="T1">, mientras que sus límites occidentales están dados por las </text:span><text:a xlink:type="simple" xlink:href="https://es.wikipedia.org/wiki/Yunga" text:style-name="Internet_20_link" text:visited-style-name="Visited_20_Internet_20_Link"><text:span text:style-name="T7">Yungas</text:span></text:a><text:span text:style-name="T1"> de la estribación de los </text:span><text:a xlink:type="simple" xlink:href="https://es.wikipedia.org/wiki/Cordillera_de_los_Andes" text:style-name="Internet_20_link" text:visited-style-name="Visited_20_Internet_20_Link"><text:span text:style-name="T7">Andes</text:span></text:a><text:span text:style-name="T1"> denominada </text:span><text:a xlink:type="simple" xlink:href="https://es.wikipedia.org/wiki/Cordillera_Oriental_%28Bolivia%29" text:style-name="Internet_20_link" text:visited-style-name="Visited_20_Internet_20_Link"><text:span text:style-name="T7">cordillera Oriental</text:span></text:a><text:span text:style-name="T1">. El límite sur del Chaco Boreal es el río </text:span><text:a xlink:type="simple" xlink:href="https://es.wikipedia.org/wiki/Río_Pilcomayo" text:style-name="Internet_20_link" text:visited-style-name="Visited_20_Internet_20_Link"><text:span text:style-name="T7">Pilcomayo</text:span></text:a><text:span text:style-name="T1"> que lo "separa" del </text:span><text:a xlink:type="simple" xlink:href="https://es.wikipedia.org/wiki/Chaco_Central" text:style-name="Internet_20_link" text:visited-style-name="Visited_20_Internet_20_Link"><text:span text:style-name="T7">Chaco Central</text:span></text:a><text:span text:style-name="T1">. </text:span></text:p>
      <text:p text:style-name="P5">Observados los límites se nota entonces que el Chaco Boreal actualmente se encuentra repartido entre los siguientes estados: </text:p>
      <text:list xml:id="list999439600679571378" text:style-name="WWNum1">
        <text:list-item>
          <text:p text:style-name="P6"><text:a xlink:type="simple" xlink:href="https://es.wikipedia.org/wiki/Paraguay" text:style-name="Internet_20_link" text:visited-style-name="Visited_20_Internet_20_Link"><text:span text:style-name="T7">Paraguay</text:span></text:a><text:span text:style-name="T1"> (todo el territorio llamado </text:span><text:a xlink:type="simple" xlink:href="https://es.wikipedia.org/wiki/Chaco_%28Paraguay%29" text:style-name="Internet_20_link" text:visited-style-name="Visited_20_Internet_20_Link"><text:span text:style-name="T7">Paraguay Occidental</text:span></text:a><text:span text:style-name="T1"> es parte del Chaco Boreal);</text:span></text:p>
        </text:list-item>
        <text:list-item>
          <text:p text:style-name="P6"><text:a xlink:type="simple" xlink:href="https://es.wikipedia.org/wiki/Bolivia" text:style-name="Internet_20_link" text:visited-style-name="Visited_20_Internet_20_Link"><text:span text:style-name="T7">Bolivia</text:span></text:a><text:span text:style-name="T1"> donde se divide en el </text:span><text:a xlink:type="simple" xlink:href="https://es.wikipedia.org/wiki/Chaco_boliviano" text:style-name="Internet_20_link" text:visited-style-name="Visited_20_Internet_20_Link"><text:span text:style-name="T7">Chaco boliviano</text:span></text:a><text:span text:style-name="T1"> y </text:span><text:a xlink:type="simple" xlink:href="https://es.wikipedia.org/wiki/Chiquitania" text:style-name="Internet_20_link" text:visited-style-name="Visited_20_Internet_20_Link"><text:span text:style-name="T7">Chiquitania</text:span></text:a><text:span text:style-name="T1">; el Chaco boliviano cubre aproximadamente la mitad oriental del </text:span><text:a xlink:type="simple" xlink:href="https://es.wikipedia.org/wiki/Departamento_de_Tarija" text:style-name="Internet_20_link" text:visited-style-name="Visited_20_Internet_20_Link"><text:span text:style-name="T7">departamento de Tarija</text:span></text:a><text:span text:style-name="T1">, un sector adjudicado al </text:span><text:a xlink:type="simple" xlink:href="https://es.wikipedia.org/wiki/Departamento_de_Chuquisaca" text:style-name="Internet_20_link" text:visited-style-name="Visited_20_Internet_20_Link"><text:span text:style-name="T7">departamento de Chuquisaca</text:span></text:a><text:span text:style-name="T1">, y la zona sur del </text:span><text:a xlink:type="simple" xlink:href="https://es.wikipedia.org/wiki/Departamento_de_Santa_Cruz_%28Bolivia%29" text:style-name="Internet_20_link" text:visited-style-name="Visited_20_Internet_20_Link"><text:span text:style-name="T7">departamento de Santa Cruz</text:span></text:a><text:span text:style-name="T1">; y el área de transición a la </text:span><text:a xlink:type="simple" xlink:href="https://es.wikipedia.org/wiki/Amazonia" text:style-name="Internet_20_link" text:visited-style-name="Visited_20_Internet_20_Link"><text:span text:style-name="T7">Amazonia</text:span></text:a><text:span text:style-name="T1"> (por el norte) y al </text:span><text:a xlink:type="simple" xlink:href="https://es.wikipedia.org/wiki/Ecorregión_del_Cerrado" text:style-name="Internet_20_link" text:visited-style-name="Visited_20_Internet_20_Link"><text:span text:style-name="T7">Cerrado</text:span></text:a><text:span text:style-name="T1"> por el este y noreste, llamada </text:span><text:a xlink:type="simple" xlink:href="https://es.wikipedia.org/wiki/Chiquitania" text:style-name="Internet_20_link" text:visited-style-name="Visited_20_Internet_20_Link"><text:span text:style-name="T7">Chiquitania</text:span></text:a><text:span text:style-name="T1"> o </text:span><text:a xlink:type="simple" xlink:href="https://es.wikipedia.org/wiki/Llanos_de_Chiquitos" text:style-name="Internet_20_link" text:visited-style-name="Visited_20_Internet_20_Link"><text:span text:style-name="T7">Llanos de Chiquitos</text:span></text:a><text:span text:style-name="T1">, que es considerada la parte nororiental del Chaco Boreal.</text:span></text:p>
        </text:list-item>
        <text:list-item>
          <text:p text:style-name="P6"><text:a xlink:type="simple" xlink:href="https://es.wikipedia.org/wiki/Brasil" text:style-name="Internet_20_link" text:visited-style-name="Visited_20_Internet_20_Link"><text:span text:style-name="T7">Brasil</text:span></text:a><text:span text:style-name="T1">, en este sentido, el último estado que ocupa el Chaco Boreal en la parte </text:span><text:a xlink:type="simple" xlink:href="https://es.wikipedia.org/wiki/Chiquitania" text:style-name="Internet_20_link" text:visited-style-name="Visited_20_Internet_20_Link"><text:span text:style-name="T7">Chiquitania</text:span></text:a><text:span text:style-name="T1"> en las zonas occidentales de </text:span><text:a xlink:type="simple" xlink:href="https://es.wikipedia.org/wiki/Mato_Grosso_del_Sur" text:style-name="Internet_20_link" text:visited-style-name="Visited_20_Internet_20_Link"><text:span text:style-name="T7">Mato Grosso del Sur</text:span></text:a><text:span text:style-name="T1"> y el extremo sur del </text:span><text:a xlink:type="simple" xlink:href="https://es.wikipedia.org/wiki/Mato_Grosso" text:style-name="Internet_20_link" text:visited-style-name="Visited_20_Internet_20_Link"><text:span text:style-name="T7">Mato Grosso</text:span></text:a><text:span text:style-name="T1"> tras haber sobrepasado Brasil entre el siglo XIX y la primera mitad del siglo XX la frontera del río </text:span><text:a xlink:type="simple" xlink:href="https://es.wikipedia.org/wiki/Yaurú" text:style-name="Internet_20_link" text:visited-style-name="Visited_20_Internet_20_Link"><text:span text:style-name="T7">Yaurú</text:span></text:a><text:span text:style-name="T1">.</text:span></text:p>
        </text:list-item>
      </text:list>
      <text:p text:style-name="P2"><text:span text:style-name="T1">Por su parte </text:span><text:a xlink:type="simple" xlink:href="https://es.wikipedia.org/wiki/Argentina" text:style-name="Internet_20_link" text:visited-style-name="Visited_20_Internet_20_Link"><text:span text:style-name="T7">Argentina</text:span></text:a><text:span text:style-name="T1"> aunque hacia 1870 llegó a reclamar un extenso sector del Chaco Boreal cuyo límite era una diagonal que partía del cruce del paralelo 22°S con el Pilcomayo y desde allí hasta el cruce del paralelo 20°S con el río Paraguay, luego redujo su pretensión hasta el río Fogones o Yaveviry (más conocido como </text:span><text:a xlink:type="simple" xlink:href="https://es.wikipedia.org/w/index.php?title=Río_Verde_%28Paraguay%29&amp;action=edit&amp;redlink=1" text:style-name="Internet_20_link" text:visited-style-name="Visited_20_Internet_20_Link"><text:span text:style-name="T7">río Verde</text:span></text:a><text:span text:style-name="T1">), sin embargo un laudo arbitral estadounidense consideró que el límite argentino se situaba en el límite entre el Chaco Boreal y el </text:span><text:a xlink:type="simple" xlink:href="https://es.wikipedia.org/wiki/Chaco_Central" text:style-name="Internet_20_link" text:visited-style-name="Visited_20_Internet_20_Link"><text:span text:style-name="T7">Chaco Central</text:span></text:a><text:span text:style-name="T1">, es decir, que tal límite es el citado </text:span><text:a xlink:type="simple" xlink:href="https://es.wikipedia.org/wiki/Río_Pilcomayo" text:style-name="Internet_20_link" text:visited-style-name="Visited_20_Internet_20_Link"><text:span text:style-name="T7">río Pilcomayo</text:span></text:a><text:span text:style-name="T1"> y por ende Argentina no posee zonas en el Chaco Boreal. </text:span></text:p>
      <text:p text:style-name="P7">Historia</text:p>
      <text:p text:style-name="P2"><text:span text:style-name="T1">A la llegada de los europeos en el siglo XVI la zona estaba poblada muy dispersamente por las etnias de los </text:span><text:a xlink:type="simple" xlink:href="https://es.wikipedia.org/wiki/Chiquitos" text:style-name="Internet_20_link" text:visited-style-name="Visited_20_Internet_20_Link"><text:span text:style-name="T7">chiquitos</text:span></text:a><text:span text:style-name="T1"> (llamados así porque sus chozas tenían pequeñas entradas para evitar la irrupción de yaguares y pumas), </text:span><text:a xlink:type="simple" xlink:href="https://es.wikipedia.org/wiki/Chané" text:style-name="Internet_20_link" text:visited-style-name="Visited_20_Internet_20_Link"><text:span text:style-name="T7">chanés</text:span></text:a><text:span text:style-name="T1">, </text:span><text:a xlink:type="simple" xlink:href="https://es.wikipedia.org/wiki/Yshyr" text:style-name="Internet_20_link" text:visited-style-name="Visited_20_Internet_20_Link"><text:span text:style-name="T7">yshyr</text:span></text:a><text:span text:style-name="T1"> (</text:span><text:a xlink:type="simple" xlink:href="https://es.wikipedia.org/wiki/Chamacocos" text:style-name="Internet_20_link" text:visited-style-name="Visited_20_Internet_20_Link"><text:span text:style-name="T7">chamacocos</text:span></text:a><text:span text:style-name="T1"> o </text:span><text:a xlink:type="simple" xlink:href="https://es.wikipedia.org/w/index.php?title=Zamucos&amp;action=edit&amp;redlink=1" text:style-name="Internet_20_link" text:visited-style-name="Visited_20_Internet_20_Link"><text:span text:style-name="T7">zamucos</text:span></text:a><text:span text:style-name="T1">) y </text:span><text:a xlink:type="simple" xlink:href="https://es.wikipedia.org/wiki/Ayoreo" text:style-name="Internet_20_link" text:visited-style-name="Visited_20_Internet_20_Link"><text:span text:style-name="T7">ayoreos</text:span></text:a><text:span text:style-name="T1"> o </text:span><text:soft-page-break/><text:span text:style-name="T1">"morotocos", </text:span><text:a xlink:type="simple" xlink:href="https://es.wikipedia.org/wiki/Caduveo" text:style-name="Internet_20_link" text:visited-style-name="Visited_20_Internet_20_Link"><text:span text:style-name="T7">caduveos</text:span></text:a><text:span text:style-name="T1">, </text:span><text:a xlink:type="simple" xlink:href="https://es.wikipedia.org/wiki/Tobas" text:style-name="Internet_20_link" text:visited-style-name="Visited_20_Internet_20_Link"><text:span text:style-name="T7">qom</text:span></text:a><text:span text:style-name="T1"> o "tobas"; casi todos estas naciones eran </text:span><text:a xlink:type="simple" xlink:href="https://es.wikipedia.org/wiki/Pampidos" text:style-name="Internet_20_link" text:visited-style-name="Visited_20_Internet_20_Link"><text:span text:style-name="T7">pampidos</text:span></text:a><text:span text:style-name="T1"> excepto los chanés que constituían la rama más austral de los </text:span><text:a xlink:type="simple" xlink:href="https://es.wikipedia.org/w/index.php?title=Amazonidos&amp;action=edit&amp;redlink=1" text:style-name="Internet_20_link" text:visited-style-name="Visited_20_Internet_20_Link"><text:span text:style-name="T7">amazonidos</text:span></text:a><text:span text:style-name="T1"> </text:span><text:a xlink:type="simple" xlink:href="https://es.wikipedia.org/w/index.php?title=Arawaks&amp;action=edit&amp;redlink=1" text:style-name="Internet_20_link" text:visited-style-name="Visited_20_Internet_20_Link"><text:span text:style-name="T7">arawaks</text:span></text:a><text:span text:style-name="T1"> o </text:span><text:a xlink:type="simple" xlink:href="https://es.wikipedia.org/wiki/Arauacos" text:style-name="Internet_20_link" text:visited-style-name="Visited_20_Internet_20_Link"><text:span text:style-name="T7">arauacos</text:span></text:a><text:span text:style-name="T1">, en el siglo ya citado los </text:span><text:a xlink:type="simple" xlink:href="https://es.wikipedia.org/wiki/Avá" text:style-name="Internet_20_link" text:visited-style-name="Visited_20_Internet_20_Link"><text:span text:style-name="T7">avá</text:span></text:a><text:span text:style-name="T1"> o </text:span><text:a xlink:type="simple" xlink:href="https://es.wikipedia.org/wiki/Guaraníes" text:style-name="Internet_20_link" text:visited-style-name="Visited_20_Internet_20_Link"><text:span text:style-name="T7">guaraníes</text:span></text:a><text:span text:style-name="T1"> se expandieron por la región siguiendo los cursos ascendentes de los ríos creando etnias </text:span><text:a xlink:type="simple" xlink:href="https://es.wikipedia.org/w/index.php?title=Mixogénesis&amp;action=edit&amp;redlink=1" text:style-name="Internet_20_link" text:visited-style-name="Visited_20_Internet_20_Link"><text:span text:style-name="T7">mixogénicas</text:span></text:a><text:span text:style-name="T1"> como las llamadas insultantemente por los quechuas y aimaras "</text:span><text:a xlink:type="simple" xlink:href="https://es.wikipedia.org/wiki/Chiriguanos" text:style-name="Internet_20_link" text:visited-style-name="Visited_20_Internet_20_Link"><text:span text:style-name="T7">chiriguanos</text:span></text:a><text:span text:style-name="T1">". Uno de los capitanes de los avá en su expansión chaqueña fue el español de origen lusitano </text:span><text:a xlink:type="simple" xlink:href="https://es.wikipedia.org/wiki/Alejo_García_%28navegante%29" text:style-name="Internet_20_link" text:visited-style-name="Visited_20_Internet_20_Link"><text:span text:style-name="T7">Alejo García</text:span></text:a><text:span text:style-name="T1"> quien avanzó hasta los Andes desde la atlántica isla de </text:span><text:a xlink:type="simple" xlink:href="https://es.wikipedia.org/wiki/Santa_Catarina" text:style-name="Internet_20_link" text:visited-style-name="Visited_20_Internet_20_Link"><text:span text:style-name="T7">Santa Catarina</text:span></text:a><text:span text:style-name="T1">. Luego desde </text:span><text:a xlink:type="simple" xlink:href="https://es.wikipedia.org/wiki/Asunción" text:style-name="Internet_20_link" text:visited-style-name="Visited_20_Internet_20_Link"><text:span text:style-name="T7">Asunción</text:span></text:a><text:span text:style-name="T1"> se produjo la expedición de </text:span><text:a xlink:type="simple" xlink:href="https://es.wikipedia.org/wiki/Domingo_Martínez_de_Irala" text:style-name="Internet_20_link" text:visited-style-name="Visited_20_Internet_20_Link"><text:span text:style-name="T7">Domingo Martínez de Irala</text:span></text:a><text:span text:style-name="T1">; luego la región recibió la visita del célebre </text:span><text:a xlink:type="simple" xlink:href="https://es.wikipedia.org/wiki/Álvar_Núñez_Cabeza_de_Vaca" text:style-name="Internet_20_link" text:visited-style-name="Visited_20_Internet_20_Link"><text:span text:style-name="T7">Álvar Núñez Cabeza de Vaca</text:span></text:a><text:span text:style-name="T1">. Ya en el siglo XVII, también desde Asunción los españoles a las órdenes de </text:span><text:a xlink:type="simple" xlink:href="https://es.wikipedia.org/wiki/Ñuflo_de_Chávez" text:style-name="Internet_20_link" text:visited-style-name="Visited_20_Internet_20_Link"><text:span text:style-name="T7">Ñuflo de Chávez</text:span></text:a><text:span text:style-name="T1"> fundaron </text:span><text:a xlink:type="simple" xlink:href="https://es.wikipedia.org/wiki/Santa_Cruz_de_la_Sierra" text:style-name="Internet_20_link" text:visited-style-name="Visited_20_Internet_20_Link"><text:span text:style-name="T7">Santa Cruz de la Sierra</text:span></text:a><text:span text:style-name="T1"> y luego los </text:span><text:a xlink:type="simple" xlink:href="https://es.wikipedia.org/wiki/Jesuitas" text:style-name="Internet_20_link" text:visited-style-name="Visited_20_Internet_20_Link"><text:span text:style-name="T7">jesuitas</text:span></text:a><text:span text:style-name="T1"> y </text:span><text:a xlink:type="simple" xlink:href="https://es.wikipedia.org/wiki/Franciscanos" text:style-name="Internet_20_link" text:visited-style-name="Visited_20_Internet_20_Link"><text:span text:style-name="T7">franciscanos</text:span></text:a><text:span text:style-name="T1"> crearon gran cantidad de "misiones" algunas de las cuales luego serían las actuales ciudades </text:span><text:a xlink:type="simple" xlink:href="https://es.wikipedia.org/wiki/San_José_de_Chiquitos" text:style-name="Internet_20_link" text:visited-style-name="Visited_20_Internet_20_Link"><text:span text:style-name="T7">San José de Chiquitos</text:span></text:a><text:span text:style-name="T1"> y </text:span><text:a xlink:type="simple" xlink:href="https://es.wikipedia.org/wiki/San_Ignacio_de_Velasco" text:style-name="Internet_20_link" text:visited-style-name="Visited_20_Internet_20_Link"><text:span text:style-name="T7">San Ignacio de Velasco</text:span></text:a><text:span text:style-name="T1">. En los años treinta (los 1930) del s</text:span><text:span text:style-name="T2">iglo</text:span><text:span text:style-name="T1"> XX el Chaco Boreal fue teatro de la llamada </text:span><text:a xlink:type="simple" xlink:href="https://es.wikipedia.org/wiki/Guerra_del_Chaco" text:style-name="Internet_20_link" text:visited-style-name="Visited_20_Internet_20_Link"><text:span text:style-name="T7">Guerra del Chaco</text:span></text:a><text:span text:style-name="T1"> entre </text:span><text:a xlink:type="simple" xlink:href="https://es.wikipedia.org/wiki/Bolivia" text:style-name="Internet_20_link" text:visited-style-name="Visited_20_Internet_20_Link"><text:span text:style-name="T7">Bolivia</text:span></text:a><text:span text:style-name="T1"> y </text:span><text:a xlink:type="simple" xlink:href="https://es.wikipedia.org/wiki/Paraguay" text:style-name="Internet_20_link" text:visited-style-name="Visited_20_Internet_20_Link"><text:span text:style-name="T7">Paraguay</text:span></text:a><text:span text:style-name="T1">. </text:span></text:p>
      <text:p text:style-name="P2"><text:span text:style-name="T1">Tras la Guerra del Chaco la zona recibió nuevas migraciones (en este caso pacíficas): </text:span><text:a xlink:type="simple" xlink:href="https://es.wikipedia.org/wiki/Menonitas" text:style-name="Internet_20_link" text:visited-style-name="Visited_20_Internet_20_Link"><text:span text:style-name="T7">menonitas</text:span></text:a><text:span text:style-name="T1">, </text:span><text:a xlink:type="simple" xlink:href="https://es.wikipedia.org/wiki/Japón" text:style-name="Internet_20_link" text:visited-style-name="Visited_20_Internet_20_Link"><text:span text:style-name="T7">japoneses</text:span></text:a><text:span text:style-name="T1"> y europeos en general que han dedicado gran parte de las tierras a la ganadería y a la agricultura intensiva, los menonitas han creado varias poblaciones en </text:span><text:a xlink:type="simple" xlink:href="https://es.wikipedia.org/wiki/Departamento_de_Santa_Cruz_%28Bolivia%29" text:style-name="Internet_20_link" text:visited-style-name="Visited_20_Internet_20_Link"><text:span text:style-name="T7">Santa Cruz</text:span></text:a><text:span text:style-name="T1"> y en el Chaco paraguayo, en el Chaco paraguayo se destaca la ciudad de </text:span><text:a xlink:type="simple" xlink:href="https://es.wikipedia.org/wiki/Filadelfia_%28Paraguay%29" text:style-name="Internet_20_link" text:visited-style-name="Visited_20_Internet_20_Link"><text:span text:style-name="T7">Filadelfia</text:span></text:a><text:span text:style-name="T1"> rodeada por una próspera zona de poblaciones </text:span><text:a xlink:type="simple" xlink:href="https://es.wikipedia.org/wiki/Granja" text:style-name="Internet_20_link" text:visited-style-name="Visited_20_Internet_20_Link"><text:span text:style-name="T7">granjeras</text:span></text:a><text:span text:style-name="T1"> de origen menonita como la llamada </text:span><text:a xlink:type="simple" xlink:href="https://es.wikipedia.org/w/index.php?title=Fernheim&amp;action=edit&amp;redlink=1" text:style-name="Internet_20_link" text:visited-style-name="Visited_20_Internet_20_Link"><text:span text:style-name="T7">Fernheim</text:span></text:a><text:span text:style-name="T1">.</text:span></text:p>
      <text:p text:style-name="P2"><text:span text:style-name="T1">Desde fines de siglo XX se hacen antiecológicos los "</text:span><text:span text:style-name="T4">chaqueos</text:span><text:span text:style-name="T5">" o desmontes masivos para sembrar </text:span><text:a xlink:type="simple" xlink:href="https://es.wikipedia.org/wiki/Soya" text:style-name="Internet_20_link" text:visited-style-name="Visited_20_Internet_20_Link"><text:span text:style-name="T8">soya</text:span></text:a><text:span text:style-name="T5"> o soja que se exporta fuera de la región. </text:span></text:p>
      <text:p text:style-name="P8">Relieve</text:p>
      <text:p text:style-name="P2"><text:span text:style-name="T5">El relieve del Chaco Boreal es como el de toda la gran </text:span><text:a xlink:type="simple" xlink:href="https://es.wikipedia.org/wiki/Llanura_Chacopampeana" text:style-name="Internet_20_link" text:visited-style-name="Visited_20_Internet_20_Link"><text:span text:style-name="T8">llanura Chacopampeana</text:span></text:a><text:span text:style-name="T5"> muy horizontal y con poco declive, existe formaciones montañosas de escasa elevación, la principal es la pequeña y baja cordillera llamada </text:span><text:a xlink:type="simple" xlink:href="https://es.wikipedia.org/wiki/Serranía_de_Santiago" text:style-name="Internet_20_link" text:visited-style-name="Visited_20_Internet_20_Link"><text:span text:style-name="T8">serranía de Santiago</text:span></text:a><text:span text:style-name="T5"> cuya cumbre es el cerro </text:span><text:a xlink:type="simple" xlink:href="https://es.wikipedia.org/w/index.php?title=Cerro_Chochis&amp;action=edit&amp;redlink=1" text:style-name="Internet_20_link" text:visited-style-name="Visited_20_Internet_20_Link"><text:span text:style-name="T8">Chochis</text:span></text:a><text:span text:style-name="T5"> (1290 </text:span><text:a xlink:type="simple" xlink:href="https://es.wikipedia.org/wiki/Msnm" text:style-name="Internet_20_link" text:visited-style-name="Visited_20_Internet_20_Link"><text:span text:style-name="T8">metros de altura</text:span></text:a><text:span text:style-name="T5">) hacia las coordenadas 18°06</text:span><text:span text:style-name="T6">′</text:span><text:span text:style-name="T5">S 60°02</text:span><text:span text:style-name="T6">′</text:span><text:span text:style-name="T5">O. Unos 150 km al sudoeste del Cerro Chochis y casi en la frontera paraguayoboliviana se encuentra el </text:span><text:a xlink:type="simple" xlink:href="https://es.wikipedia.org/wiki/Cerro_San_Miguel" text:style-name="Internet_20_link" text:visited-style-name="Visited_20_Internet_20_Link"><text:span text:style-name="T8">Cerro San Miguel</text:span></text:a><text:span text:style-name="T5"> de solo 780 msnm y serranías como las de </text:span><text:a xlink:type="simple" xlink:href="https://es.wikipedia.org/w/index.php?title=Serranía_de_San_José&amp;action=edit&amp;redlink=1" text:style-name="Internet_20_link" text:visited-style-name="Visited_20_Internet_20_Link"><text:span text:style-name="T8">San José</text:span></text:a><text:span text:style-name="T5"> o, en medio de zonas llanas pequeñas elevaciones o prominencias del terreno como la del </text:span><text:a xlink:type="simple" xlink:href="https://es.wikipedia.org/wiki/Cerrito_Jara" text:style-name="Internet_20_link" text:visited-style-name="Visited_20_Internet_20_Link"><text:span text:style-name="T8">Cerrito Jara</text:span></text:a><text:span text:style-name="T5"> y grandes zonas deprimidas que se inundan durante las grandes lluvias, zonas que son llamadas "</text:span><text:a xlink:type="simple" xlink:href="https://es.wikipedia.org/wiki/Humedal" text:style-name="Internet_20_link" text:visited-style-name="Visited_20_Internet_20_Link"><text:span text:style-name="T8">esteros</text:span></text:a><text:span text:style-name="T5">" o "bañados", por ejemplo los </text:span><text:a xlink:type="simple" xlink:href="https://es.wikipedia.org/w/index.php?title=Esteros_de_Patiño&amp;action=edit&amp;redlink=1" text:style-name="Internet_20_link" text:visited-style-name="Visited_20_Internet_20_Link"><text:span text:style-name="T8">Esteros de Patiño</text:span></text:a><text:span text:style-name="T5"> en el límite con el </text:span><text:a xlink:type="simple" xlink:href="https://es.wikipedia.org/wiki/Chaco_Central" text:style-name="Internet_20_link" text:visited-style-name="Visited_20_Internet_20_Link"><text:span text:style-name="T8">Chaco Central</text:span></text:a><text:span text:style-name="T5"> (los </text:span><text:a xlink:type="simple" xlink:href="https://es.wikipedia.org/w/index.php?title=Esteros_de_Patiño&amp;action=edit&amp;redlink=1" text:style-name="Internet_20_link" text:visited-style-name="Visited_20_Internet_20_Link"><text:span text:style-name="T8">Esteros de Patiño</text:span></text:a><text:span text:style-name="T5"> y el </text:span><text:a xlink:type="simple" xlink:href="https://es.wikipedia.org/wiki/Bañado_La_Estrella" text:style-name="Internet_20_link" text:visited-style-name="Visited_20_Internet_20_Link"><text:span text:style-name="T8">Bañado La Estrella</text:span></text:a><text:span text:style-name="T5"> que se ubican en medio del curso del río </text:span><text:a xlink:type="simple" xlink:href="https://es.wikipedia.org/wiki/Río_Pilcomayo" text:style-name="Internet_20_link" text:visited-style-name="Visited_20_Internet_20_Link"><text:span text:style-name="T8">Pilcomayo</text:span></text:a><text:span text:style-name="T5">) y por otra parte los </text:span><text:a xlink:type="simple" xlink:href="https://es.wikipedia.org/wiki/Bañados_del_Izozog" text:style-name="Internet_20_link" text:visited-style-name="Visited_20_Internet_20_Link"><text:span text:style-name="T8">Bañados del Izozog</text:span></text:a><text:span text:style-name="T5"> y los </text:span><text:a xlink:type="simple" xlink:href="https://es.wikipedia.org/wiki/Bañados_de_Otuquis" text:style-name="Internet_20_link" text:visited-style-name="Visited_20_Internet_20_Link"><text:span text:style-name="T8">Bañados de Otuquis</text:span></text:a><text:span text:style-name="T5"> en el centro del Chaco Boreal etc. La flora se divide naturalmente en dos zonas principales: al Este bosques densos con muchas </text:span><text:a xlink:type="simple" xlink:href="https://es.wikipedia.org/wiki/Selva_de_galería" text:style-name="Internet_20_link" text:visited-style-name="Visited_20_Internet_20_Link"><text:span text:style-name="T8">selvas de galería</text:span></text:a><text:span text:style-name="T5">, es decir el "Chaco húmedo" y en el centro y al Oeste una zona fitoeográfica de </text:span><text:a xlink:type="simple" xlink:href="https://es.wikipedia.org/wiki/Parque_%28vegetación%29" text:style-name="Internet_20_link" text:visited-style-name="Visited_20_Internet_20_Link"><text:span text:style-name="T8">parque</text:span></text:a><text:span text:style-name="T5">, es decir zonas arboladas dispersas o imbrincadas entre zonas donde predominan herbáceas. Las zonas de </text:span><text:a xlink:type="simple" xlink:href="https://es.wikipedia.org/w/index.php?title=Parque_chaqueño&amp;action=edit&amp;redlink=1" text:style-name="Internet_20_link" text:visited-style-name="Visited_20_Internet_20_Link"><text:span text:style-name="T8">parque chaqueño</text:span></text:a><text:span text:style-name="T5"> durante las estaciones secas (principalmente durante los inviernos) llega a tomar aspectos desérticos. El subsuelo del Chaco Boreal es muy rico en </text:span><text:a xlink:type="simple" xlink:href="https://es.wikipedia.org/wiki/Hierro" text:style-name="Internet_20_link" text:visited-style-name="Visited_20_Internet_20_Link"><text:span text:style-name="T8">hierro</text:span></text:a><text:span text:style-name="T5"> (por ejemplo los yacimientos de </text:span><text:a xlink:type="simple" xlink:href="https://es.wikipedia.org/w/index.php?title=Mutum&amp;action=edit&amp;redlink=1" text:style-name="Internet_20_link" text:visited-style-name="Visited_20_Internet_20_Link"><text:span text:style-name="T8">Mutum</text:span></text:a><text:span text:style-name="T5">-</text:span><text:a xlink:type="simple" xlink:href="https://es.wikipedia.org/wiki/Cerro_Mutún" text:style-name="Internet_20_link" text:visited-style-name="Visited_20_Internet_20_Link"><text:span text:style-name="T8">Mutún</text:span></text:a><text:span text:style-name="T5"> y </text:span><text:a xlink:type="simple" xlink:href="https://es.wikipedia.org/w/index.php?title=Urutum&amp;action=edit&amp;redlink=1" text:style-name="Internet_20_link" text:visited-style-name="Visited_20_Internet_20_Link"><text:span text:style-name="T8">Urutum</text:span></text:a><text:span text:style-name="T5">), </text:span><text:a xlink:type="simple" xlink:href="https://es.wikipedia.org/wiki/Petróleo" text:style-name="Internet_20_link" text:visited-style-name="Visited_20_Internet_20_Link"><text:span text:style-name="T8">petróleo</text:span></text:a><text:span text:style-name="T5">, y </text:span><text:a xlink:type="simple" xlink:href="https://es.wikipedia.org/wiki/Gas_natural" text:style-name="Internet_20_link" text:visited-style-name="Visited_20_Internet_20_Link"><text:span text:style-name="T8">gas natural</text:span></text:a><text:span text:style-name="T5"> (por ejemplo los yacimientos </text:span><text:a xlink:type="simple" xlink:href="https://es.wikipedia.org/wiki/Departamento_de_Tarija" text:style-name="Internet_20_link" text:visited-style-name="Visited_20_Internet_20_Link"><text:span text:style-name="T8">tarijeños</text:span></text:a><text:span text:style-name="T5"> de </text:span><text:a xlink:type="simple" xlink:href="https://es.wikipedia.org/w/index.php?title=Sanandita&amp;action=edit&amp;redlink=1" text:style-name="Internet_20_link" text:visited-style-name="Visited_20_Internet_20_Link"><text:span text:style-name="T8">Sanandita</text:span></text:a><text:span text:style-name="T5"> y los de </text:span><text:a xlink:type="simple" xlink:href="https://es.wikipedia.org/w/index.php?title=Campo_Margarita&amp;action=edit&amp;redlink=1" text:style-name="Internet_20_link" text:visited-style-name="Visited_20_Internet_20_Link"><text:span text:style-name="T8">Campo Margarita</text:span></text:a><text:span text:style-name="T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8-22T21:47:49.196183506</dc:date>
    <meta:editing-duration>PT1M33S</meta:editing-duration>
    <meta:editing-cycles>3</meta:editing-cycles>
    <meta:generator>LibreOffice/5.0.3.2$MacOSX_X86_64 LibreOffice_project/e5f16313668ac592c1bfb310f4390624e3dbfb75</meta:generator>
    <meta:document-statistic meta:table-count="0" meta:image-count="0" meta:object-count="0" meta:page-count="2" meta:paragraph-count="14" meta:word-count="1034" meta:character-count="6164" meta:non-whitespace-character-count="5140"/>
  </office:meta>
</office:document-meta>
</file>